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" svg:font-family="Albany"/>
    <style:font-face style:name="Courier New" svg:font-family="'Courier New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motux Mission</text:h>
      <text:p text:style-name="Text_20_body">We will implement an activity manager for the Pomodoro Technique (http://www.pomodorotechnique.com/) crated by Francesco Cirillo, <text:s/>a member of the XPlabs crew. <text:s/>Our program will focus on the basic features of the technique, and will also focus on a single-user experience. We won't focus on advanced techniques, such as the prediction of the number of pomodoros needed for an activity.</text:p>
      <text:p text:style-name="Text_20_body">If we have the time we will also implement some of the statistics features that the Technique off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Courier New" svg:font-family="'Courier New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Verdana" fo:font-size="10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1965in" fo:keep-with-next="always"/>
      <style:text-properties style:font-name="Times New Roman" fo:font-size="24pt" fo:font-weight="bold"/>
    </style:style>
    <style:style style:name="List" style:family="paragraph" style:parent-style-name="Standard" style:class="list">
      <style:paragraph-properties fo:margin-left="0in" fo:margin-right="0in" fo:margin-top="0in" fo:margin-bottom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in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/>
      <style:text-properties fo:font-size="12pt" fo:font-style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rame" style:family="graphic">
      <style:graphic-properties fo:background-color="transparent" style:background-transparency="100%" fo:padding="0in" fo:border="none">
        <style:background-image/>
      </style:graphic-properties>
    </style:style>
    <style:style style:name="Graphics" style:family="graphic">
      <style:graphic-properties fo:background-color="transparent" style:background-transparency="100%" fo:padding="0in" fo:border="none">
        <style:background-image/>
      </style:graphic-properties>
    </style:style>
    <style:style style:name="OLE" style:family="graphic">
      <style:graphic-properties fo:background-color="transparent" style:background-transparency="100%" fo:padding="0in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Pomodoro User Stories</dc:title>
    <meta:initial-creator>Sconosciuto</meta:initial-creator>
    <meta:editing-cycles>15</meta:editing-cycles>
    <meta:creation-date>2009-03-25T01:01:01</meta:creation-date>
    <dc:date>2009-04-04T14:59:42</dc:date>
    <meta:document-statistic meta:table-count="0" meta:image-count="0" meta:object-count="0" meta:page-count="1" meta:paragraph-count="3" meta:word-count="79" meta:character-count="501"/>
    <dc:creator>Daniel Graziotin</dc:creator>
    <meta:editing-duration>PT00H00M16S</meta:editing-duration>
  </office:meta>
</office:document-meta>
</file>